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penload" table:style-name="ta1">
        <table:shapes>
          <draw:frame draw:z-index="0" draw:style-name="gr1" draw:text-style-name="P1" svg:width="15.987cm" svg:height="9.005cm" svg:x="0.083cm" svg:y="4.17cm">
            <draw:object draw:notify-on-update-of-ranges="Openload.A1:Openload.A1 Openload.A2:Openload.A6 Openload.B1:Openload.B1 Openload.B2:Openload.B6 Openload.C1:Openload.C1 Openload.C2:Openload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otal TPS</text:p>
          </table:table-cell>
          <table:table-cell office:value-type="string" calcext:value-type="string">
            <text:p>Avg. Response time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141.36" calcext:value-type="float">
            <text:p>141,36</text:p>
          </table:table-cell>
          <table:table-cell office:value-type="float" office:value="0.706" calcext:value-type="float">
            <text:p>0,706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141.37" calcext:value-type="float">
            <text:p>141,37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138.68" calcext:value-type="float">
            <text:p>138,68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142.57" calcext:value-type="float">
            <text:p>142,57</text:p>
          </table:table-cell>
          <table:table-cell office:value-type="float" office:value="0.699" calcext:value-type="float">
            <text:p>0,699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142.58" calcext:value-type="float">
            <text:p>142,58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141.312" calcext:value-type="float">
            <text:p>141,312</text:p>
          </table:table-cell>
          <table:table-cell table:formula="of:=AVERAGE([.C2];[.C3];[.C4];[.C5];[.C6])" office:value-type="float" office:value="0.705" calcext:value-type="float">
            <text:p>0,705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1.59087083070876" calcext:value-type="float">
            <text:p>1,5908708307</text:p>
          </table:table-cell>
          <table:table-cell table:formula="of:=STDEV([.C2];[.C3];[.C4];[.C5];[.C6])" office:value-type="float" office:value="0.00799999999999996" calcext:value-type="float">
            <text:p>0,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3:01:46.7476694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0:56:53.503128315</meta:creation-date>
    <dc:date>2015-04-16T13:09:36.334303272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title svg:x="6.971cm" svg:y="0.237cm" chart:style-name="ch2">
          <text:p>Openload</text:p>
        </chart:title>
        <chart:subtitle svg:x="4.656cm" svg:y="1.301cm" chart:style-name="ch3">
          <text:p>Servidor principal (Máquina individual)</text:p>
        </chart:subtitle>
        <chart:legend chart:legend-position="end" svg:x="12.137cm" svg:y="3.955cm" style:legend-expansion="high" chart:style-name="ch4"/>
        <chart:plot-area chart:style-name="ch5" table:cell-range-address="Openload.A1:Openload.C6" chart:data-source-has-labels="both" svg:x="0.319cm" svg:y="2.19cm" svg:width="11.499cm" svg:height="6.6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41cm" svg:y="2.19cm" svg:width="10.662cm" svg:height="5.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Openload.A2:Openload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Openload.B2:Openload.B6" chart:label-cell-address="Openload.B1:Openload.B1" chart:class="chart:bar">
            <chart:data-point chart:repeated="5"/>
          </chart:series>
          <chart:series chart:style-name="ch10" chart:values-cell-range-address="Openload.C2:Openload.C6" chart:label-cell-address="Openload.C1:Openload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PS</text:p>
                <draw:g>
                  <svg:desc>Openload.B1:Openload.B1</svg:desc>
                </draw:g>
              </table:table-cell>
              <table:table-cell office:value-type="string">
                <text:p>Avg. Response time</text:p>
                <draw:g>
                  <svg:desc>Openload.C1:Openlo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Openload.A2:Openload.A6</svg:desc>
                </draw:g>
              </table:table-cell>
              <table:table-cell office:value-type="float" office:value="141.36">
                <text:p>141.36</text:p>
                <draw:g>
                  <svg:desc>Openload.B2:Openload.B6</svg:desc>
                </draw:g>
              </table:table-cell>
              <table:table-cell office:value-type="float" office:value="0.706">
                <text:p>0.706</text:p>
                <draw:g>
                  <svg:desc>Openload.C2:Openload.C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141.37">
                <text:p>141.37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138.68">
                <text:p>138.6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142.57">
                <text:p>142.57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142.58">
                <text:p>142.58</text:p>
              </table:table-cell>
              <table:table-cell office:value-type="float" office:value="0.698">
                <text:p>0.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